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21FFC7F8C24B75AAE61.png" manifest:media-type="image/png"/>
  <manifest:file-entry manifest:full-path="Pictures/100002010000011D0000018FCD4FB1497C3B573D.png" manifest:media-type="image/png"/>
  <manifest:file-entry manifest:full-path="Pictures/1000020100000FF1000003E4DBCD819BBC037A1B.png" manifest:media-type="image/png"/>
  <manifest:file-entry manifest:full-path="Pictures/10000201000001300000017E003309B0E327FF28.png" manifest:media-type="image/png"/>
  <manifest:file-entry manifest:full-path="Pictures/100002010000015900000179AB333322D4868073.png" manifest:media-type="image/png"/>
  <manifest:file-entry manifest:full-path="Pictures/10000201000000DD0000018CBF5F75B0B902C7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outline1">
      <style:graphic-properties fo:min-height="11.929cm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2-outline1">
      <style:graphic-properties fo:min-height="11.929cm"/>
      <style:paragraph-properties style:writing-mode="lr-tb"/>
    </style:style>
    <style:style style:name="pr4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6" style:family="presentation" style:parent-style-name="Focus3-outline1">
      <style:graphic-properties fo:min-height="11.929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9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0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1" style:family="presentation" style:parent-style-name="Focus1-title">
      <style:graphic-properties draw:auto-grow-height="true" fo:min-height="3cm"/>
      <style:paragraph-properties style:writing-mode="lr-tb"/>
    </style:style>
    <style:style style:name="pr12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1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72pt" style:font-size-asian="72pt" style:font-size-complex="72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size-asian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left="0cm" fo:margin-right="0cm" fo:margin-top="0cm" fo:margin-bottom="0.374cm" fo:text-align="center" fo:text-indent="0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style:paragraph-properties fo:margin-left="0cm" fo:margin-right="0cm" fo:margin-top="0cm" fo:margin-bottom="0.373cm" fo:text-align="start" fo:text-indent="0cm"/>
    </style:style>
    <style:style style:name="P12" style:family="paragraph">
      <style:paragraph-properties style:writing-mode="lr-tb"/>
      <style:text-properties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font-size-asian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loext:opacity="100%" fo:font-size="24pt" style:font-size-asian="24pt" style:font-size-complex="24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2" draw:layer="layout" svg:width="16.51cm" svg:height="4.795cm" svg:x="5.079cm" svg:y="5.364cm" presentation:class="outline" presentation:user-transformed="true">
          <draw:text-box>
            <text:list text:style-name="L1">
              <text:list-header>
                <text:p text:style-name="P1"><text:span text:style-name="T1">專題提案</text:span></text:p>
              </text:list-header>
            </text:list>
          </draw:text-box>
        </draw:frame>
        <draw:frame draw:style-name="gr1" draw:text-style-name="P3" draw:layer="layout" svg:width="13.335cm" svg:height="0.988cm" svg:x="7.62cm" svg:y="9.524cm">
          <draw:text-box>
            <text:p text:style-name="P1"><text:span text:style-name="T2">唐生佑、楊哲睿、黃諺維、謝宜均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text-style-name="P5" xml:id="id1" draw:id="id1" draw:layer="layout" svg:width="18.313cm" svg:height="10.147cm" svg:x="4.902cm" svg:y="3.684cm" presentation:class="outline" presentation:user-transformed="true">
          <draw:text-box>
            <text:list text:style-name="L1">
              <text:list-item>
                <text:p><text:span text:style-name="T3">快樂推送</text:span></text:p>
              </text:list-item>
              <text:list-item>
                <text:p><text:span text:style-name="T3">想買警告</text:span></text:p>
              </text:list-item>
              <text:list-item>
                <text:p><text:span text:style-name="T3">大賣場 </text:span><text:span text:style-name="T3">ETC</text:span></text:p>
              </text:list-item>
              <text:list-item>
                <text:p><text:span text:style-name="T3">娃娃臉禁止購買菸酒</text:span></text:p>
              </text:list-item>
            </text:list>
          </draw:text-box>
        </draw:frame>
        <draw:connector draw:style-name="gr3" draw:text-style-name="P6" draw:layer="layout" draw:type="curve" svg:x1="23.215cm" svg:y1="8.757cm" svg:x2="23.215cm" svg:y2="8.757cm" draw:start-shape="id1" draw:end-shape="id1" svg:d="M23215 8757z" svg:viewBox="0 0 1 1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5" draw:text-style-name="P8" draw:layer="layout" svg:width="24cm" svg:height="2.5cm" svg:x="1.999cm" svg:y="0.999cm" presentation:class="title" presentation:user-transformed="true">
          <draw:text-box>
            <text:list text:style-name="L1">
              <text:list-header>
                <text:p text:style-name="P7"><text:span text:style-name="T3">快樂推送</text:span></text:p>
              </text:list-header>
            </text:list>
          </draw:text-box>
        </draw:frame>
        <draw:frame presentation:style-name="pr6" draw:text-style-name="P9" xml:id="id2" draw:id="id2" draw:layer="layout" svg:width="24cm" svg:height="10cm" svg:x="1.999cm" svg:y="3.999cm" presentation:class="outline" presentation:user-transformed="true">
          <draw:text-box>
            <text:list text:style-name="L1">
              <text:list-header>
                <text:p>（無人商店）</text:p>
                <text:p text:style-name="P1"><text:span text:style-name="T4">入店辨識 <text:s text:c="3"/>→ <text:s text:c="3"/>廣告推送</text:span></text:p>
              </text:list-header>
            </text:list>
          </draw:text-box>
        </draw:frame>
        <draw:connector draw:style-name="gr4" draw:text-style-name="P6" draw:layer="layout" draw:type="curve" svg:x1="25.999cm" svg:y1="8.999cm" svg:x2="25.999cm" svg:y2="8.999cm" draw:start-shape="id2" draw:end-shape="id2" svg:d="M25999 8999z" svg:viewBox="0 0 1 1">
          <text:p/>
        </draw:connector>
        <draw:frame draw:style-name="gr5" draw:text-style-name="P6" draw:layer="layout" svg:width="4.034cm" svg:height="7.23cm" svg:x="17.78cm" svg:y="7.81cm">
          <draw:image xlink:href="Pictures/10000201000000DD0000018CBF5F75B0B902C797.png" xlink:type="simple" xlink:show="embed" xlink:actuate="onLoad" draw:mime-type="image/png">
            <text:p/>
          </draw:image>
        </draw:frame>
        <draw:frame draw:style-name="gr5" draw:text-style-name="P6" draw:layer="layout" svg:width="6.883cm" svg:height="7.442cm" svg:x="5.74cm" svg:y="7.442cm">
          <draw:image xlink:href="Pictures/100002010000015900000179AB333322D48680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8" draw:text-style-name="P8" draw:layer="layout" svg:width="24cm" svg:height="2.5cm" svg:x="1.999cm" svg:y="0.999cm" presentation:class="title">
          <draw:text-box>
            <text:list text:style-name="L1">
              <text:list-header>
                <text:p text:style-name="P7"><text:span text:style-name="T3">想買警告</text:span></text:p>
              </text:list-header>
            </text:list>
          </draw:text-box>
        </draw:frame>
        <draw:frame presentation:style-name="pr6" draw:text-style-name="P9" draw:layer="layout" svg:width="24cm" svg:height="10cm" svg:x="1.999cm" svg:y="3.999cm" presentation:class="outline" presentation:user-transformed="true">
          <draw:text-box>
            <text:list text:style-name="L1">
              <text:list-header>
                <text:p text:style-name="P10"><text:span text:style-name="T5">（無人商店）</text:span></text:p>
                <text:p text:style-name="P1"><text:span text:style-name="T4">駐足思考 <text:s text:c="3"/>→ <text:s text:c="3"/>優惠轟炸</text:span></text:p>
              </text:list-header>
            </text:list>
          </draw:text-box>
        </draw:frame>
        <draw:frame draw:style-name="gr5" draw:text-style-name="P6" draw:layer="layout" svg:width="4.034cm" svg:height="7.23cm" svg:x="17.78cm" svg:y="7.81cm">
          <draw:image xlink:href="Pictures/10000201000000DD0000018CBF5F75B0B902C797.png" xlink:type="simple" xlink:show="embed" xlink:actuate="onLoad" draw:mime-type="image/png">
            <text:p/>
          </draw:image>
        </draw:frame>
        <draw:frame draw:style-name="gr5" draw:text-style-name="P6" draw:layer="layout" svg:width="6.071cm" svg:height="7.544cm" svg:x="6.782cm" svg:y="7.341cm">
          <draw:image xlink:href="Pictures/10000201000001300000017E003309B0E327FF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9" draw:text-style-name="P8" draw:layer="layout" svg:width="24cm" svg:height="2.5cm" svg:x="1.999cm" svg:y="0.999cm" presentation:class="title">
          <draw:text-box>
            <text:list text:style-name="L1">
              <text:list-header>
                <text:p text:style-name="P7"><text:span text:style-name="T3">大賣場 </text:span><text:span text:style-name="T3">ETC</text:span></text:p>
              </text:list-header>
            </text:list>
          </draw:text-box>
        </draw:frame>
        <draw:frame presentation:style-name="pr6" draw:text-style-name="P12" draw:layer="layout" svg:width="24cm" svg:height="10cm" svg:x="2.035cm" svg:y="3.81cm" presentation:class="outline" presentation:user-transformed="true">
          <draw:text-box>
            <text:list text:style-name="L1">
              <text:list-header>
                <text:p text:style-name="P11"><text:span text:style-name="T5">（無人商店）</text:span></text:p>
                <text:p text:style-name="P1"><text:span text:style-name="T4">事先訂貨 <text:s text:c="3"/>→ <text:s text:c="3"/>車牌付費</text:span></text:p>
              </text:list-header>
            </text:list>
          </draw:text-box>
        </draw:frame>
        <draw:frame draw:style-name="gr5" draw:text-style-name="P6" draw:layer="layout" svg:width="5.232cm" svg:height="7.315cm" svg:x="6.985cm" svg:y="7.442cm">
          <draw:image xlink:href="Pictures/100002010000011D0000018FCD4FB1497C3B573D.png" xlink:type="simple" xlink:show="embed" xlink:actuate="onLoad" draw:mime-type="image/png">
            <text:p/>
          </draw:image>
        </draw:frame>
        <draw:frame draw:style-name="gr5" draw:text-style-name="P6" draw:layer="layout" svg:width="6.947cm" svg:height="7.859cm" svg:x="16.51cm" svg:y="6.985cm">
          <draw:image xlink:href="Pictures/10000201000001E00000021FFC7F8C24B75AAE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0" draw:text-style-name="P8" draw:layer="layout" svg:width="24cm" svg:height="2.5cm" svg:x="1.999cm" svg:y="0.999cm" presentation:class="title">
          <draw:text-box>
            <text:list text:style-name="L1">
              <text:list-header>
                <text:p text:style-name="P7"><text:span text:style-name="T3">娃娃臉禁止購買菸酒</text:span></text:p>
              </text:list-header>
            </text:list>
          </draw:text-box>
        </draw:frame>
        <draw:frame presentation:style-name="pr6" draw:text-style-name="P9" draw:layer="layout" svg:width="24cm" svg:height="10cm" svg:x="1.999cm" svg:y="3.999cm" presentation:class="outline" presentation:user-transformed="true">
          <draw:text-box>
            <text:list text:style-name="L1">
              <text:list-header>
                <text:p>（無人商店）</text:p>
                <text:p text:style-name="P1"><text:span text:style-name="T4">年齡辨識 <text:s text:c="3"/>→ <text:s text:c="3"/>限制結帳</text:span></text:p>
              </text:list-header>
            </text:list>
          </draw:text-box>
        </draw:frame>
        <draw:frame draw:style-name="gr5" draw:text-style-name="P6" draw:layer="layout" svg:width="23.368cm" svg:height="5.69cm" svg:x="2.438cm" svg:y="8.255cm">
          <draw:image xlink:href="Pictures/1000020100000FF1000003E4DBCD819BBC037A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1" presentation:presentation-page-layout-name="AL1T1">
        <office:forms form:automatic-focus="false" form:apply-design-mode="false"/>
        <draw:frame presentation:style-name="pr11" draw:text-style-name="P12" draw:layer="layout" svg:width="12cm" svg:height="3cm" svg:x="8.255cm" svg:y="6.525cm" presentation:class="title" presentation:user-transformed="true">
          <draw:text-box>
            <text:p><text:span text:style-name="T4">任何問題？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" presentation:presentation-page-layout-name="AL2T0">
        <office:forms form:automatic-focus="false" form:apply-design-mode="false"/>
        <draw:frame presentation:style-name="pr12" draw:text-style-name="P14" draw:layer="layout" svg:width="7.116cm" svg:height="5.149cm" svg:x="10.403cm" svg:y="5.645cm" presentation:class="subtitle" presentation:user-transformed="true">
          <draw:text-box>
            <text:p><text:span text:style-name="T6">感謝聆聽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8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3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8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073cm" fo:text-indent="0cm"/>
      <style:text-properties fo:font-size="6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072cm" fo:text-indent="0cm"/>
      <style:text-properties fo:font-size="6pt"/>
    </style:style>
    <style:style style:name="Focus-outline8" style:family="presentation" style:parent-style-name="Focus-outline7">
      <style:paragraph-properties fo:margin-left="0cm" fo:margin-right="0cm" fo:margin-top="0cm" fo:margin-bottom="0.071cm" fo:text-indent="0cm"/>
      <style:text-properties fo:font-size="5.90000009536743pt"/>
    </style:style>
    <style:style style:name="Focus-outline9" style:family="presentation" style:parent-style-name="Focus-outline8">
      <style:paragraph-properties fo:margin-left="0cm" fo:margin-right="0cm" fo:margin-top="0cm" fo:margin-bottom="0.07cm" fo:text-indent="0cm"/>
      <style:text-properties fo:font-size="5.9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8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8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3cm" fo:text-indent="0cm"/>
      <style:text-properties fo:font-size="10pt"/>
    </style:style>
    <style:style style:name="Focus1-outline6" style:family="presentation" style:parent-style-name="Focus1-outline5">
      <style:paragraph-properties fo:margin-left="0cm" fo:margin-right="0cm" fo:margin-top="0cm" fo:margin-bottom="0.072cm" fo:text-indent="0cm"/>
      <style:text-properties fo:font-size="9.89999961853027pt"/>
    </style:style>
    <style:style style:name="Focus1-outline7" style:family="presentation" style:parent-style-name="Focus1-outline6">
      <style:paragraph-properties fo:margin-left="0cm" fo:margin-right="0cm" fo:margin-top="0cm" fo:margin-bottom="0.071cm" fo:text-indent="0cm"/>
      <style:text-properties fo:font-size="9.89999961853027pt"/>
    </style:style>
    <style:style style:name="Focus1-outline8" style:family="presentation" style:parent-style-name="Focus1-outline7">
      <style:paragraph-properties fo:margin-left="0cm" fo:margin-right="0cm" fo:margin-top="0cm" fo:margin-bottom="0.07cm" fo:text-indent="0cm"/>
      <style:text-properties fo:font-size="9.89999961853027pt"/>
    </style:style>
    <style:style style:name="Focus1-outline9" style:family="presentation" style:parent-style-name="Focus1-outline8">
      <style:paragraph-properties fo:margin-left="0cm" fo:margin-right="0cm" fo:margin-top="0cm" fo:margin-bottom="0.069cm" fo:text-indent="0cm"/>
      <style:text-properties fo:font-size="9.89999961853027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073cm" fo:text-indent="0cm"/>
      <style:text-properties fo:font-size="9pt"/>
    </style:style>
    <style:style style:name="Focus2-outline7" style:family="presentation" style:parent-style-name="Focus2-outline6">
      <style:paragraph-properties fo:margin-left="0cm" fo:margin-right="0cm" fo:margin-top="0cm" fo:margin-bottom="0.072cm" fo:text-indent="0cm"/>
      <style:text-properties fo:font-size="9pt"/>
    </style:style>
    <style:style style:name="Focus2-outline8" style:family="presentation" style:parent-style-name="Focus2-outline7">
      <style:paragraph-properties fo:margin-left="0cm" fo:margin-right="0cm" fo:margin-top="0cm" fo:margin-bottom="0.071cm" fo:text-indent="0cm"/>
      <style:text-properties fo:font-size="8.89999961853027pt"/>
    </style:style>
    <style:style style:name="Focus2-outline9" style:family="presentation" style:parent-style-name="Focus2-outline8">
      <style:paragraph-properties fo:margin-left="0cm" fo:margin-right="0cm" fo:margin-top="0cm" fo:margin-bottom="0.07cm" fo:text-indent="0cm"/>
      <style:text-properties fo:font-size="8.89999961853027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3cm" fo:text-indent="0cm"/>
      <style:text-properties fo:font-size="14.8999996185303pt"/>
    </style:style>
    <style:style style:name="Focus3-outline7" style:family="presentation" style:parent-style-name="Focus3-outline6">
      <style:paragraph-properties fo:margin-left="0cm" fo:margin-right="0cm" fo:margin-top="0cm" fo:margin-bottom="0.072cm" fo:text-indent="0cm"/>
      <style:text-properties fo:font-size="14.8999996185303pt"/>
    </style:style>
    <style:style style:name="Focus3-outline8" style:family="presentation" style:parent-style-name="Focus3-outline7">
      <style:paragraph-properties fo:margin-left="0cm" fo:margin-right="0cm" fo:margin-top="0cm" fo:margin-bottom="0.071cm" fo:text-indent="0cm"/>
      <style:text-properties fo:font-size="14.8999996185303pt"/>
    </style:style>
    <style:style style:name="Focus3-outline9" style:family="presentation" style:parent-style-name="Focus3-outline8">
      <style:paragraph-properties fo:margin-left="0cm" fo:margin-right="0cm" fo:margin-top="0cm" fo:margin-bottom="0.07cm" fo:text-indent="0cm"/>
      <style:text-properties fo:font-size="14.8999996185303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1.999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499cm" svg:y="3.499cm" svg:viewBox="0 0 12500 10500" draw:points="12500,10500 12500,0 0,2500">
        <text:p/>
      </draw:polygon>
      <draw:polygon presentation:style-name="Mpr4" draw:text-style-name="MP8" draw:layer="backgroundobjects" svg:width="12.499cm" svg:height="7.249cm" svg:x="15.499cm" svg:y="8.499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7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499cm" svg:viewBox="0 0 12000 10500" draw:points="0,0 0,10500 12000,8500">
        <text:p/>
      </draw:polygon>
      <draw:frame presentation:style-name="Mpr7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499cm" svg:y="14.499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499cm" svg:y="14.49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499cm" svg:y="5.499cm" presentation:class="outline" presentation:placeholder="true">
        <draw:text-box/>
      </draw:frame>
      <draw:frame presentation:style-name="Focus-title" draw:layer="backgroundobjects" svg:width="11cm" svg:height="2.5cm" svg:x="1.499cm" svg:y="0.499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1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8.99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6.999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8.999cm" svg:y="6.999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4.999cm" svg:y="12.499cm" svg:viewBox="0 0 14000 3250" draw:points="0,3250 13000,3250 14000,0">
        <text:p/>
      </draw:polygon>
      <draw:polygon presentation:style-name="Mpr15" draw:text-style-name="MP10" draw:layer="backgroundobjects" svg:width="11.101cm" svg:height="9.829cm" svg:x="-0.101cm" svg:y="5.999cm" svg:viewBox="0 0 11102 9830" draw:points="0,9830 1602,9830 11102,7500 102,0">
        <text:p/>
      </draw:polygon>
      <draw:frame presentation:style-name="Mpr16" draw:text-style-name="MP14" draw:layer="backgroundobjects" svg:width="6.5cm" svg:height="1cm" svg:x="0.999cm" svg:y="14.499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499cm" svg:y="14.499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7.999cm" svg:y="2.499cm" presentation:class="title" presentation:placeholder="true">
        <draw:text-box/>
      </draw:frame>
      <draw:frame presentation:style-name="Focus1-outline1" draw:layer="backgroundobjects" svg:width="12cm" svg:height="7cm" svg:x="7.999cm" svg:y="5.999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499cm" svg:y="0cm" svg:viewBox="0 0 5500 1000" draw:points="500,0 0,1000 5500,0">
        <text:p/>
      </draw:polygon>
      <draw:polygon presentation:style-name="Mpr21" draw:text-style-name="MP21" draw:layer="backgroundobjects" svg:width="9.999cm" svg:height="7.499cm" svg:x="17.999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499cm" svg:y="6.499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499cm" svg:y="14.499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8.999cm" svg:viewBox="0 0 9000 6750" draw:points="0,0 0,6750 9000,6750">
        <text:p/>
      </draw:polygon>
      <draw:frame presentation:style-name="Focus2-title" draw:layer="backgroundobjects" svg:width="18cm" svg:height="2.5cm" svg:x="4.999cm" svg:y="0.999cm" presentation:class="title" presentation:placeholder="true">
        <draw:text-box/>
      </draw:frame>
      <draw:frame presentation:style-name="Focus2-outline1" draw:layer="backgroundobjects" svg:width="18cm" svg:height="10cm" svg:x="4.999cm" svg:y="3.999cm" presentation:class="outline" presentation:placeholder="true">
        <draw:text-box/>
      </draw:frame>
      <draw:frame presentation:style-name="Mpr25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499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1.999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499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4.999cm" svg:y="6.999cm" svg:viewBox="0 0 3000 8750" draw:points="3000,8750 3000,0 0,8750">
        <text:p/>
      </draw:polygon>
      <draw:frame presentation:style-name="Mpr32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499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1.999cm" svg:y="0.999cm" presentation:class="title" presentation:placeholder="true">
        <draw:text-box/>
      </draw:frame>
      <draw:frame presentation:style-name="Focus3-outline1" draw:layer="backgroundobjects" svg:width="24cm" svg:height="10cm" svg:x="1.999cm" svg:y="3.999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30T19:09:10.670247551</meta:creation-date>
    <meta:editing-duration>PT2H2M34S</meta:editing-duration>
    <meta:editing-cycles>10</meta:editing-cycles>
    <meta:generator>LibreOffice/7.1.5.2$Linux_X86_64 LibreOffice_project/10$Build-2</meta:generator>
    <dc:title>Focus</dc:title>
    <dc:date>2021-08-02T12:35:02.368209853</dc:date>
    <meta:document-statistic meta:object-count="114"/>
  </office:meta>
</office:document-meta>
</file>